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3000002D9813F2BA0705A1132.png" manifest:media-type="image/png"/>
  <manifest:file-entry manifest:full-path="Pictures/100000000000046200000319625989CDB9BAD8D5.pdf" manifest:media-type="application/pdf"/>
  <manifest:file-entry manifest:full-path="Pictures/10000000000004620000031935516D67667AC0F6.png" manifest:media-type="image/png"/>
  <manifest:file-entry manifest:full-path="Pictures/100000000000027B0000016DDDF3300B90B77DAB.png" manifest:media-type="image/png"/>
  <manifest:file-entry manifest:full-path="Pictures/10000000000002880000011721F5C2F2F705E5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ad7" officeooo:paragraph-rsid="00180ad7"/>
    </style:style>
    <style:style style:name="P2" style:family="paragraph" style:parent-style-name="Standard">
      <style:text-properties officeooo:rsid="0019885b" officeooo:paragraph-rsid="0019885b"/>
    </style:style>
    <style:style style:name="T1" style:family="text">
      <style:text-properties officeooo:rsid="001988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width="15.321cm" svg:height="19.29cm" draw:z-index="0"><draw:image xlink:href="Pictures/1000020100000243000002D9813F2BA0705A1132.png" xlink:type="simple" xlink:show="embed" xlink:actuate="onLoad" loext:mime-type="image/png"/></draw:frame></text:p>
      <text:p text:style-name="Standard"/>
      <text:p text:style-name="Standard"><draw:frame draw:style-name="fr3" draw:name="Imagen2" text:anchor-type="paragraph" svg:width="17cm" svg:height="12.014cm" draw:z-index="1"><draw:image xlink:href="Pictures/100000000000046200000319625989CDB9BAD8D5.pdf" xlink:type="simple" xlink:show="embed" xlink:actuate="onLoad" loext:mime-type="application/pdf"/><draw:image xlink:href="Pictures/10000000000004620000031935516D67667AC0F6.png" xlink:type="simple" xlink:show="embed" xlink:actuate="onLoad" loext:mime-type="image/png"/></draw:frame><text:soft-page-break/></text:p>
      <text:p text:style-name="Standard"/>
      <text:p text:style-name="P1">Tipos de Letra:</text:p>
      <text:p text:style-name="Standard"><draw:frame draw:style-name="fr2" draw:name="Imagen3" text:anchor-type="paragraph" svg:width="16.801cm" svg:height="9.657cm" draw:z-index="2"><draw:image xlink:href="Pictures/100000000000027B0000016DDDF3300B90B77DAB.png" xlink:type="simple" xlink:show="embed" xlink:actuate="onLoad" loext:mime-type="image/png"/></draw:frame><text:s/><text:span text:style-name="T1">Esta para las cosas en blanco.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width="17cm" svg:height="7.318cm" draw:z-index="3"><draw:image xlink:href="Pictures/10000000000002880000011721F5C2F2F705E5D5.png" xlink:type="simple" xlink:show="embed" xlink:actuate="onLoad" loext:mime-type="image/png"/></draw:frame><text:soft-page-break/></text:p>
      <text:p text:style-name="Standard"/>
      <text:p text:style-name="P2">Para lo naranj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6T08:15:06.020000000</meta:creation-date>
    <dc:date>2022-09-16T08:32:47.736000000</dc:date>
    <meta:editing-duration>PT11M16S</meta:editing-duration>
    <meta:editing-cycles>3</meta:editing-cycles>
    <meta:generator>LibreOffice/6.3.3.2$Windows_X86_64 LibreOffice_project/a64200df03143b798afd1ec74a12ab50359878ed</meta:generator>
    <meta:document-statistic meta:table-count="0" meta:image-count="4" meta:object-count="0" meta:page-count="3" meta:paragraph-count="3" meta:word-count="12" meta:character-count="62" meta:non-whitespace-character-count="52"/>
  </office:meta>
</office:document-meta>
</file>